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006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11-Puzzle profundidad 20</text:p>
          </table:table-cell>
          <table:table-cell table:style-name="ce4" table:number-columns-repeated="2"/>
          <table:table-cell table:style-name="ce3"/>
          <table:table-cell table:style-name="ce7"/>
          <table:table-cell table:style-name="ce4" table:number-columns-repeated="2"/>
          <table:table-cell/>
          <table:table-cell table:style-name="ce1" office:value-type="string" calcext:value-type="string">
            <text:p>15-Puzzle profundidad 20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style-name="ce7" office:value-type="string" calcext:value-type="string">
            <text:p>BF0</text:p>
          </table:table-cell>
          <table:table-cell table:style-name="ce7" office:value-type="string" calcext:value-type="string">
            <text:p>BF1</text:p>
          </table:table-cell>
          <table:table-cell table:style-name="ce7"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-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table:formula="of:=[.B4]/[.B3]" office:value-type="float" office:value="2" calcext:value-type="float">
            <text:p>2</text:p>
          </table:table-cell>
          <table:table-cell table:formula="of:=[.C4]/[.C3]" office:value-type="float" office:value="2" calcext:value-type="float">
            <text:p>2</text:p>
          </table:table-cell>
          <table:table-cell table:style-name="ce8" table:formula="of:=[.D4]/[.D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[.B5]/[.B4]" office:value-type="float" office:value="3" calcext:value-type="float">
            <text:p>3</text:p>
          </table:table-cell>
          <table:table-cell table:formula="of:=[.C5]/[.C4]" office:value-type="float" office:value="2" calcext:value-type="float">
            <text:p>2</text:p>
          </table:table-cell>
          <table:table-cell table:style-name="ce8" table:formula="of:=[.D5]/[.D4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8" table:formula="of:=[.B6]/[.B5]" office:value-type="float" office:value="2.83333333333333" calcext:value-type="float">
            <text:p>2.8333333333</text:p>
          </table:table-cell>
          <table:table-cell table:formula="of:=[.C6]/[.C5]" office:value-type="float" office:value="2.25" calcext:value-type="float">
            <text:p>2.25</text:p>
          </table:table-cell>
          <table:table-cell table:style-name="ce8" table:formula="of:=[.D6]/[.D5]" office:value-type="float" office:value="2.25" calcext:value-type="float">
            <text:p>2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" table:formula="of:=[.B7]/[.B6]" office:value-type="float" office:value="3.11764705882353" calcext:value-type="float">
            <text:p>3.1176470588</text:p>
          </table:table-cell>
          <table:table-cell table:formula="of:=[.C7]/[.C6]" office:value-type="float" office:value="2.22222222222222" calcext:value-type="float">
            <text:p>2.2222222222</text:p>
          </table:table-cell>
          <table:table-cell table:style-name="ce8" table:formula="of:=[.D7]/[.D6]" office:value-type="float" office:value="2.22222222222222" calcext:value-type="float">
            <text:p>2.2222222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8" table:formula="of:=[.B8]/[.B7]" office:value-type="float" office:value="2.9622641509434" calcext:value-type="float">
            <text:p>2.9622641509</text:p>
          </table:table-cell>
          <table:table-cell table:formula="of:=[.C8]/[.C7]" office:value-type="float" office:value="1.85" calcext:value-type="float">
            <text:p>1.85</text:p>
          </table:table-cell>
          <table:table-cell table:style-name="ce8" table:formula="of:=[.D8]/[.D7]" office:value-type="float" office:value="1.85" calcext:value-type="float">
            <text:p>1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8" table:formula="of:=[.B9]/[.B8]" office:value-type="float" office:value="3.07643312101911" calcext:value-type="float">
            <text:p>3.076433121</text:p>
          </table:table-cell>
          <table:table-cell table:formula="of:=[.C9]/[.C8]" office:value-type="float" office:value="1.72972972972973" calcext:value-type="float">
            <text:p>1.7297297297</text:p>
          </table:table-cell>
          <table:table-cell table:style-name="ce8" table:formula="of:=[.D9]/[.D8]" office:value-type="float" office:value="1.72972972972973" calcext:value-type="float">
            <text:p>1.72972972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8" table:formula="of:=[.B10]/[.B9]" office:value-type="float" office:value="3.00207039337474" calcext:value-type="float">
            <text:p>3.0020703934</text:p>
          </table:table-cell>
          <table:table-cell table:formula="of:=[.C10]/[.C9]" office:value-type="float" office:value="2" calcext:value-type="float">
            <text:p>2</text:p>
          </table:table-cell>
          <table:table-cell table:style-name="ce8" table:formula="of:=[.D10]/[.D9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table:formula="of:=[.B11]/[.B10]" office:value-type="float" office:value="3.05241379310345" calcext:value-type="float">
            <text:p>3.0524137931</text:p>
          </table:table-cell>
          <table:table-cell table:formula="of:=[.C11]/[.C10]" office:value-type="float" office:value="1.9921875" calcext:value-type="float">
            <text:p>1.9921875</text:p>
          </table:table-cell>
          <table:table-cell table:style-name="ce8" table:formula="of:=[.D11]/[.D10]" office:value-type="float" office:value="1.9921875" calcext:value-type="float">
            <text:p>1.992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98" calcext:value-type="float">
            <text:p>6298</text:p>
          </table:table-cell>
          <table:table-cell table:number-columns-repeated="2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61" calcext:value-type="float">
            <text:p>13361</text:p>
          </table:table-cell>
          <table:table-cell table:number-columns-repeated="2" office:value-type="float" office:value="491" calcext:value-type="float">
            <text:p>491</text:p>
          </table:table-cell>
          <table:table-cell table:style-name="ce8" table:formula="of:=[.B12]/[.B11]" office:value-type="float" office:value="3.01875282422051" calcext:value-type="float">
            <text:p>3.0187528242</text:p>
          </table:table-cell>
          <table:table-cell table:formula="of:=[.C12]/[.C11]" office:value-type="float" office:value="1.92549019607843" calcext:value-type="float">
            <text:p>1.9254901961</text:p>
          </table:table-cell>
          <table:table-cell table:style-name="ce8" table:formula="of:=[.D12]/[.D11]" office:value-type="float" office:value="1.92549019607843" calcext:value-type="float">
            <text:p>1.92549019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378" calcext:value-type="float">
            <text:p>20378</text:p>
          </table:table-cell>
          <table:table-cell table:number-columns-repeated="2"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35" calcext:value-type="float">
            <text:p>40635</text:p>
          </table:table-cell>
          <table:table-cell table:number-columns-repeated="2" office:value-type="float" office:value="937" calcext:value-type="float">
            <text:p>937</text:p>
          </table:table-cell>
          <table:table-cell table:style-name="ce8" table:formula="of:=[.B13]/[.B12]" office:value-type="float" office:value="3.04131427288377" calcext:value-type="float">
            <text:p>3.0413142729</text:p>
          </table:table-cell>
          <table:table-cell table:formula="of:=[.C13]/[.C12]" office:value-type="float" office:value="1.90835030549898" calcext:value-type="float">
            <text:p>1.9083503055</text:p>
          </table:table-cell>
          <table:table-cell table:style-name="ce8" table:formula="of:=[.D13]/[.D12]" office:value-type="float" office:value="1.90835030549898" calcext:value-type="float">
            <text:p>1.90835030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946" calcext:value-type="float">
            <text:p>65946</text:p>
          </table:table-cell>
          <table:table-cell table:number-columns-repeated="2"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969" calcext:value-type="float">
            <text:p>122969</text:p>
          </table:table-cell>
          <table:table-cell table:number-columns-repeated="2" office:value-type="float" office:value="1802" calcext:value-type="float">
            <text:p>1802</text:p>
          </table:table-cell>
          <table:table-cell table:style-name="ce8" table:formula="of:=[.B14]/[.B13]" office:value-type="float" office:value="3.02618432385874" calcext:value-type="float">
            <text:p>3.0261843239</text:p>
          </table:table-cell>
          <table:table-cell table:formula="of:=[.C14]/[.C13]" office:value-type="float" office:value="1.92315901814301" calcext:value-type="float">
            <text:p>1.9231590181</text:p>
          </table:table-cell>
          <table:table-cell table:style-name="ce8" table:formula="of:=[.D14]/[.D13]" office:value-type="float" office:value="1.92315901814301" calcext:value-type="float">
            <text:p>1.92315901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3402" calcext:value-type="float">
            <text:p>213402</text:p>
          </table:table-cell>
          <table:table-cell table:number-columns-repeated="2"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373" calcext:value-type="float">
            <text:p>373373</text:p>
          </table:table-cell>
          <table:table-cell table:number-columns-repeated="2" office:value-type="float" office:value="3507" calcext:value-type="float">
            <text:p>3507</text:p>
          </table:table-cell>
          <table:table-cell table:style-name="ce8" table:formula="of:=[.B15]/[.B14]" office:value-type="float" office:value="3.03631809643081" calcext:value-type="float">
            <text:p>3.0363180964</text:p>
          </table:table-cell>
          <table:table-cell table:formula="of:=[.C15]/[.C14]" office:value-type="float" office:value="1.94617092119867" calcext:value-type="float">
            <text:p>1.9461709212</text:p>
          </table:table-cell>
          <table:table-cell table:style-name="ce8" table:formula="of:=[.D15]/[.D14]" office:value-type="float" office:value="1.94617092119867" calcext:value-type="float">
            <text:p>1.9461709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0586" calcext:value-type="float">
            <text:p>690586</text:p>
          </table:table-cell>
          <table:table-cell table:number-columns-repeated="2"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1142" calcext:value-type="float">
            <text:p>1131142</text:p>
          </table:table-cell>
          <table:table-cell table:number-columns-repeated="2" office:value-type="float" office:value="6760" calcext:value-type="float">
            <text:p>6760</text:p>
          </table:table-cell>
          <table:table-cell table:style-name="ce8" table:formula="of:=[.B16]/[.B15]" office:value-type="float" office:value="3.02952275606431" calcext:value-type="float">
            <text:p>3.0295227561</text:p>
          </table:table-cell>
          <table:table-cell table:formula="of:=[.C16]/[.C15]" office:value-type="float" office:value="1.92757342457941" calcext:value-type="float">
            <text:p>1.9275734246</text:p>
          </table:table-cell>
          <table:table-cell table:style-name="ce8" table:formula="of:=[.D16]/[.D15]" office:value-type="float" office:value="1.92757342457941" calcext:value-type="float">
            <text:p>1.92757342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34778" calcext:value-type="float">
            <text:p>2234778</text:p>
          </table:table-cell>
          <table:table-cell table:number-columns-repeated="2" office:value-type="float" office:value="21046" calcext:value-type="float">
            <text:p>210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1970" calcext:value-type="float">
            <text:p>3431970</text:p>
          </table:table-cell>
          <table:table-cell table:number-columns-repeated="2" office:value-type="float" office:value="13000" calcext:value-type="float">
            <text:p>13000</text:p>
          </table:table-cell>
          <table:table-cell table:style-name="ce8" table:formula="of:=[.B17]/[.B16]" office:value-type="float" office:value="3.03407529735435" calcext:value-type="float">
            <text:p>3.0340752974</text:p>
          </table:table-cell>
          <table:table-cell table:formula="of:=[.C17]/[.C16]" office:value-type="float" office:value="1.92307692307692" calcext:value-type="float">
            <text:p>1.9230769231</text:p>
          </table:table-cell>
          <table:table-cell table:style-name="ce8" table:formula="of:=[.D17]/[.D16]" office:value-type="float" office:value="1.92307692307692" calcext:value-type="float">
            <text:p>1.923076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31898" calcext:value-type="float">
            <text:p>7231898</text:p>
          </table:table-cell>
          <table:table-cell table:number-columns-repeated="2" office:value-type="float" office:value="44972" calcext:value-type="float">
            <text:p>449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2381" calcext:value-type="float">
            <text:p>10402381</text:p>
          </table:table-cell>
          <table:table-cell table:number-columns-repeated="2" office:value-type="float" office:value="25143" calcext:value-type="float">
            <text:p>25143</text:p>
          </table:table-cell>
          <table:table-cell table:style-name="ce8" table:formula="of:=[.B18]/[.B17]" office:value-type="float" office:value="3.03102328983062" calcext:value-type="float">
            <text:p>3.0310232898</text:p>
          </table:table-cell>
          <table:table-cell table:formula="of:=[.C18]/[.C17]" office:value-type="float" office:value="1.93407692307692" calcext:value-type="float">
            <text:p>1.9340769231</text:p>
          </table:table-cell>
          <table:table-cell table:style-name="ce8" table:formula="of:=[.D18]/[.D17]" office:value-type="float" office:value="1.93407692307692" calcext:value-type="float">
            <text:p>1.93407692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02906" calcext:value-type="float">
            <text:p>23402906</text:p>
          </table:table-cell>
          <table:table-cell table:number-columns-repeated="2" office:value-type="float" office:value="95930" calcext:value-type="float">
            <text:p>959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51133" calcext:value-type="float">
            <text:p>31551133</text:p>
          </table:table-cell>
          <table:table-cell table:number-columns-repeated="2" office:value-type="float" office:value="48619" calcext:value-type="float">
            <text:p>48619</text:p>
          </table:table-cell>
          <table:table-cell table:style-name="ce8" table:formula="of:=[.B19]/[.B18]" office:value-type="float" office:value="3.03306839078476" calcext:value-type="float">
            <text:p>3.0330683908</text:p>
          </table:table-cell>
          <table:table-cell table:formula="of:=[.C19]/[.C18]" office:value-type="float" office:value="1.93369924034523" calcext:value-type="float">
            <text:p>1.9336992403</text:p>
          </table:table-cell>
          <table:table-cell table:style-name="ce8" table:formula="of:=[.D19]/[.D18]" office:value-type="float" office:value="1.93369924034523" calcext:value-type="float">
            <text:p>1.93369924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733402" calcext:value-type="float">
            <text:p>75733402</text:p>
          </table:table-cell>
          <table:table-cell table:number-columns-repeated="2" office:value-type="float" office:value="204216" calcext:value-type="float">
            <text:p>2042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53493" calcext:value-type="float">
            <text:p>95653493</text:p>
          </table:table-cell>
          <table:table-cell table:number-columns-repeated="2" office:value-type="float" office:value="93757" calcext:value-type="float">
            <text:p>93757</text:p>
          </table:table-cell>
          <table:table-cell table:style-name="ce8" table:formula="of:=[.B20]/[.B19]" office:value-type="float" office:value="3.03169756217629" calcext:value-type="float">
            <text:p>3.0316975622</text:p>
          </table:table-cell>
          <table:table-cell table:formula="of:=[.C20]/[.C19]" office:value-type="float" office:value="1.92840247639812" calcext:value-type="float">
            <text:p>1.9284024764</text:p>
          </table:table-cell>
          <table:table-cell table:style-name="ce8" table:formula="of:=[.D20]/[.D19]" office:value-type="float" office:value="1.92840247639812" calcext:value-type="float">
            <text:p>1.92840247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5078426" calcext:value-type="float">
            <text:p>245078426</text:p>
          </table:table-cell>
          <table:table-cell table:number-columns-repeated="2" office:value-type="float" office:value="434694" calcext:value-type="float">
            <text:p>43469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080335" calcext:value-type="float">
            <text:p>290080335</text:p>
          </table:table-cell>
          <table:table-cell table:number-columns-repeated="2" office:value-type="float" office:value="180666" calcext:value-type="float">
            <text:p>180666</text:p>
          </table:table-cell>
          <table:table-cell table:style-name="ce8" table:formula="of:=[.B21]/[.B20]" office:value-type="float" office:value="3.03261622657105" calcext:value-type="float">
            <text:p>3.0326162266</text:p>
          </table:table-cell>
          <table:table-cell table:formula="of:=[.C21]/[.C20]" office:value-type="float" office:value="1.92696012031102" calcext:value-type="float">
            <text:p>1.9269601203</text:p>
          </table:table-cell>
          <table:table-cell table:style-name="ce8" table:formula="of:=[.D21]/[.D20]" office:value-type="float" office:value="1.92696012031102" calcext:value-type="float">
            <text:p>1.926960120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925980" calcext:value-type="float">
            <text:p>92598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9523718" calcext:value-type="float">
            <text:p>879523718</text:p>
          </table:table-cell>
          <table:table-cell table:number-columns-repeated="2" office:value-type="float" office:value="348899" calcext:value-type="float">
            <text:p>348899</text:p>
          </table:table-cell>
          <table:table-cell table:style-name="ce8" table:formula="of:=[.B22]/[.B21]" office:value-type="float" office:value="3.03200049048482" calcext:value-type="float">
            <text:p>3.0320004905</text:p>
          </table:table-cell>
          <table:table-cell table:formula="of:=[.C22]/[.C21]" office:value-type="float" office:value="1.9311824028871" calcext:value-type="float">
            <text:p>1.9311824029</text:p>
          </table:table-cell>
          <table:table-cell table:style-name="ce8" table:formula="of:=[.D22]/[.D21]" office:value-type="float" office:value="1.9311824028871" calcext:value-type="float">
            <text:p>1.931182402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973338" calcext:value-type="float">
            <text:p>197333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2667079286" calcext:value-type="float">
            <text:p>2667079286</text:p>
          </table:table-cell>
          <table:table-cell table:number-columns-repeated="2" office:value-type="float" office:value="674340" calcext:value-type="float">
            <text:p>674340</text:p>
          </table:table-cell>
          <table:table-cell table:style-name="ce8" table:formula="of:=[.B23]/[.B22]" office:value-type="float" office:value="3.03241314749854" calcext:value-type="float">
            <text:p>3.0324131475</text:p>
          </table:table-cell>
          <table:table-cell table:formula="of:=[.C23]/[.C22]" office:value-type="float" office:value="1.93276564277914" calcext:value-type="float">
            <text:p>1.9327656428</text:p>
          </table:table-cell>
          <table:table-cell table:style-name="ce8" table:formula="of:=[.D23]/[.D22]" office:value-type="float" office:value="1.93276564277914" calcext:value-type="float">
            <text:p>1.93276564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/>
          <table:table-cell table:number-columns-repeated="2" office:value-type="float" office:value="4204856" calcext:value-type="float">
            <text:p>420485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18 DEEP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orre de Hanoi 14x4 profundidad 12</text:p>
          </table:table-cell>
          <table:table-cell table:style-name="ce4" table:number-columns-repeated="2"/>
          <table:table-cell table:style-name="Default"/>
          <table:table-cell/>
          <table:table-cell table:style-name="ce1" office:value-type="string" calcext:value-type="string">
            <text:p>Torre de Hanoi 16x4 profundidad 12</text:p>
          </table:table-cell>
          <table:table-cell table:style-name="ce4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/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9" calcext:value-type="float">
            <text:p>6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327" calcext:value-type="float">
            <text:p>327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9" calcext:value-type="float">
            <text:p>2109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2109" calcext:value-type="float">
            <text:p>2109</text:p>
          </table:table-cell>
          <table:table-cell table:style-name="ce5" office:value-type="float" office:value="1593" calcext:value-type="float">
            <text:p>159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87" calcext:value-type="float">
            <text:p>11487</text:p>
          </table:table-cell>
          <table:table-cell office:value-type="float" office:value="7863" calcext:value-type="float">
            <text:p>7863</text:p>
          </table:table-cell>
          <table:table-cell table:style-name="Default"/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11487" calcext:value-type="float">
            <text:p>11487</text:p>
          </table:table-cell>
          <table:table-cell table:style-name="ce5" office:value-type="float" office:value="7863" calcext:value-type="float">
            <text:p>786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375" calcext:value-type="float">
            <text:p>63375</text:p>
          </table:table-cell>
          <table:table-cell office:value-type="float" office:value="39333" calcext:value-type="float">
            <text:p>39333</text:p>
          </table:table-cell>
          <table:table-cell table:style-name="Default"/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63375" calcext:value-type="float">
            <text:p>63375</text:p>
          </table:table-cell>
          <table:table-cell table:style-name="ce5" office:value-type="float" office:value="39333" calcext:value-type="float">
            <text:p>3933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2755" calcext:value-type="float">
            <text:p>352755</text:p>
          </table:table-cell>
          <table:table-cell office:value-type="float" office:value="198591" calcext:value-type="float">
            <text:p>198591</text:p>
          </table:table-cell>
          <table:table-cell table:style-name="Default"/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352755" calcext:value-type="float">
            <text:p>352755</text:p>
          </table:table-cell>
          <table:table-cell table:style-name="ce5" office:value-type="float" office:value="198591" calcext:value-type="float">
            <text:p>19859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8341" calcext:value-type="float">
            <text:p>1978341</text:p>
          </table:table-cell>
          <table:table-cell office:value-type="float" office:value="1010517" calcext:value-type="float">
            <text:p>1010517</text:p>
          </table:table-cell>
          <table:table-cell table:style-name="Default"/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float" office:value="1978341" calcext:value-type="float">
            <text:p>1978341</text:p>
          </table:table-cell>
          <table:table-cell table:style-name="ce5" office:value-type="float" office:value="1010517" calcext:value-type="float">
            <text:p>1010517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1197" calcext:value-type="float">
            <text:p>11161197</text:p>
          </table:table-cell>
          <table:table-cell office:value-type="float" office:value="5174019" calcext:value-type="float">
            <text:p>5174019</text:p>
          </table:table-cell>
          <table:table-cell table:style-name="Default"/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161197" calcext:value-type="float">
            <text:p>11161197</text:p>
          </table:table-cell>
          <table:table-cell table:style-name="ce5" office:value-type="float" office:value="5174019" calcext:value-type="float">
            <text:p>517401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287061" calcext:value-type="float">
            <text:p>63287061</text:p>
          </table:table-cell>
          <table:table-cell office:value-type="float" office:value="26630877" calcext:value-type="float">
            <text:p>26630877</text:p>
          </table:table-cell>
          <table:table-cell table:style-name="Default"/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float" office:value="63287061" calcext:value-type="float">
            <text:p>63287061</text:p>
          </table:table-cell>
          <table:table-cell table:style-name="ce5" office:value-type="float" office:value="26630877" calcext:value-type="float">
            <text:p>26630877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382215" calcext:value-type="float">
            <text:p>360382215</text:p>
          </table:table-cell>
          <table:table-cell office:value-type="float" office:value="137672583" calcext:value-type="float">
            <text:p>137672583</text:p>
          </table:table-cell>
          <table:table-cell table:style-name="Default"/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float" office:value="360382215" calcext:value-type="float">
            <text:p>360382215</text:p>
          </table:table-cell>
          <table:table-cell table:style-name="ce5" office:value-type="float" office:value="137672583" calcext:value-type="float">
            <text:p>13767258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opSpin (compact encoding) 22-4 profundidad 7</text:p>
          </table:table-cell>
          <table:table-cell table:style-name="ce4"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TopSpin (compact encoding) 26-4 profundidad 7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[.B44]/[.B43]" office:value-type="float" office:value="22" calcext:value-type="float">
            <text:p>22</text:p>
          </table:table-cell>
          <table:table-cell table:formula="of:=[.C44]/[.C43]" office:value-type="float" office:value="22" calcext:value-type="float">
            <text:p>22</text:p>
          </table:table-cell>
          <table:table-cell table:formula="of:=[.D44]/[.D43]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6" calcext:value-type="float">
            <text:p>26</text:p>
          </table:table-cell>
          <table:table-cell table:formula="of:=[.J44]/[.J43]" office:value-type="float" office:value="26" calcext:value-type="float">
            <text:p>26</text:p>
          </table:table-cell>
          <table:table-cell table:formula="of:=[.K44]/[.K43]" office:value-type="float" office:value="26" calcext:value-type="float">
            <text:p>26</text:p>
          </table:table-cell>
          <table:table-cell table:style-name="ce9" table:formula="of:=[.L44]/[.L4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[.B45]/[.B44]" office:value-type="float" office:value="22" calcext:value-type="float">
            <text:p>22</text:p>
          </table:table-cell>
          <table:table-cell table:formula="of:=[.C45]/[.C44]" office:value-type="float" office:value="13.5" calcext:value-type="float">
            <text:p>13.5</text:p>
          </table:table-cell>
          <table:table-cell table:formula="of:=[.D45]/[.D44]" office:value-type="float" office:value="13.5" calcext:value-type="float">
            <text:p>1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403" calcext:value-type="float">
            <text:p>403</text:p>
          </table:table-cell>
          <table:table-cell table:formula="of:=[.J45]/[.J44]" office:value-type="float" office:value="26" calcext:value-type="float">
            <text:p>26</text:p>
          </table:table-cell>
          <table:table-cell table:formula="of:=[.K45]/[.K44]" office:value-type="float" office:value="15.5" calcext:value-type="float">
            <text:p>15.5</text:p>
          </table:table-cell>
          <table:table-cell table:style-name="ce9" table:formula="of:=[.L45]/[.L44]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48" calcext:value-type="float">
            <text:p>10648</text:p>
          </table:table-cell>
          <table:table-cell office:value-type="float" office:value="3332" calcext:value-type="float">
            <text:p>3332</text:p>
          </table:table-cell>
          <table:table-cell office:value-type="float" office:value="3234" calcext:value-type="float">
            <text:p>3234</text:p>
          </table:table-cell>
          <table:table-cell table:formula="of:=[.B46]/[.B45]" office:value-type="float" office:value="22" calcext:value-type="float">
            <text:p>22</text:p>
          </table:table-cell>
          <table:table-cell table:formula="of:=[.C46]/[.C45]" office:value-type="float" office:value="11.2188552188552" calcext:value-type="float">
            <text:p>11.2188552189</text:p>
          </table:table-cell>
          <table:table-cell table:formula="of:=[.D46]/[.D45]" office:value-type="float" office:value="10.8888888888889" calcext:value-type="float">
            <text:p>10.888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76" calcext:value-type="float">
            <text:p>17576</text:p>
          </table:table-cell>
          <table:table-cell office:value-type="float" office:value="5040" calcext:value-type="float">
            <text:p>5040</text:p>
          </table:table-cell>
          <table:table-cell office:value-type="float" office:value="4914" calcext:value-type="float">
            <text:p>4914</text:p>
          </table:table-cell>
          <table:table-cell table:formula="of:=[.J46]/[.J45]" office:value-type="float" office:value="26" calcext:value-type="float">
            <text:p>26</text:p>
          </table:table-cell>
          <table:table-cell table:formula="of:=[.K46]/[.K45]" office:value-type="float" office:value="12.5062034739454" calcext:value-type="float">
            <text:p>12.5062034739</text:p>
          </table:table-cell>
          <table:table-cell table:style-name="ce9" table:formula="of:=[.L46]/[.L45]" office:value-type="float" office:value="12.1935483870968" calcext:value-type="float">
            <text:p>12.1935483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256" calcext:value-type="float">
            <text:p>234256</text:p>
          </table:table-cell>
          <table:table-cell office:value-type="float" office:value="34917" calcext:value-type="float">
            <text:p>34917</text:p>
          </table:table-cell>
          <table:table-cell office:value-type="float" office:value="31696" calcext:value-type="float">
            <text:p>31696</text:p>
          </table:table-cell>
          <table:table-cell table:formula="of:=[.B47]/[.B46]" office:value-type="float" office:value="22" calcext:value-type="float">
            <text:p>22</text:p>
          </table:table-cell>
          <table:table-cell table:formula="of:=[.C47]/[.C46]" office:value-type="float" office:value="10.4792917166867" calcext:value-type="float">
            <text:p>10.4792917167</text:p>
          </table:table-cell>
          <table:table-cell table:formula="of:=[.D47]/[.D46]" office:value-type="float" office:value="9.8008658008658" calcext:value-type="float">
            <text:p>9.8008658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6976" calcext:value-type="float">
            <text:p>456976</text:p>
          </table:table-cell>
          <table:table-cell office:value-type="float" office:value="57614" calcext:value-type="float">
            <text:p>57614</text:p>
          </table:table-cell>
          <table:table-cell office:value-type="float" office:value="52753" calcext:value-type="float">
            <text:p>52753</text:p>
          </table:table-cell>
          <table:table-cell table:formula="of:=[.J47]/[.J46]" office:value-type="float" office:value="26" calcext:value-type="float">
            <text:p>26</text:p>
          </table:table-cell>
          <table:table-cell table:formula="of:=[.K47]/[.K46]" office:value-type="float" office:value="11.4313492063492" calcext:value-type="float">
            <text:p>11.4313492063</text:p>
          </table:table-cell>
          <table:table-cell table:style-name="ce9" table:formula="of:=[.L47]/[.L46]" office:value-type="float" office:value="10.7352462352462" calcext:value-type="float">
            <text:p>10.7352462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53632" calcext:value-type="float">
            <text:p>5153632</text:p>
          </table:table-cell>
          <table:table-cell office:value-type="float" office:value="359044" calcext:value-type="float">
            <text:p>359044</text:p>
          </table:table-cell>
          <table:table-cell office:value-type="float" office:value="295838" calcext:value-type="float">
            <text:p>295838</text:p>
          </table:table-cell>
          <table:table-cell table:formula="of:=[.B48]/[.B47]" office:value-type="float" office:value="22" calcext:value-type="float">
            <text:p>22</text:p>
          </table:table-cell>
          <table:table-cell table:formula="of:=[.C48]/[.C47]" office:value-type="float" office:value="10.2827848898817" calcext:value-type="float">
            <text:p>10.2827848899</text:p>
          </table:table-cell>
          <table:table-cell table:formula="of:=[.D48]/[.D47]" office:value-type="float" office:value="9.33360676426048" calcext:value-type="float">
            <text:p>9.33360676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881376" calcext:value-type="float">
            <text:p>11881376</text:p>
          </table:table-cell>
          <table:table-cell office:value-type="float" office:value="639658" calcext:value-type="float">
            <text:p>639658</text:p>
          </table:table-cell>
          <table:table-cell office:value-type="float" office:value="530056" calcext:value-type="float">
            <text:p>530056</text:p>
          </table:table-cell>
          <table:table-cell table:formula="of:=[.J48]/[.J47]" office:value-type="float" office:value="26" calcext:value-type="float">
            <text:p>26</text:p>
          </table:table-cell>
          <table:table-cell table:formula="of:=[.K48]/[.K47]" office:value-type="float" office:value="11.1024750928594" calcext:value-type="float">
            <text:p>11.1024750929</text:p>
          </table:table-cell>
          <table:table-cell table:style-name="ce9" table:formula="of:=[.L48]/[.L47]" office:value-type="float" office:value="10.0478835326901" calcext:value-type="float">
            <text:p>10.0478835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379904" calcext:value-type="float">
            <text:p>113379904</text:p>
          </table:table-cell>
          <table:table-cell office:value-type="float" office:value="3685933" calcext:value-type="float">
            <text:p>3685933</text:p>
          </table:table-cell>
          <table:table-cell office:value-type="float" office:value="2710746" calcext:value-type="float">
            <text:p>2710746</text:p>
          </table:table-cell>
          <table:table-cell table:formula="of:=[.B49]/[.B48]" office:value-type="float" office:value="22" calcext:value-type="float">
            <text:p>22</text:p>
          </table:table-cell>
          <table:table-cell table:formula="of:=[.C49]/[.C48]" office:value-type="float" office:value="10.26596461715" calcext:value-type="float">
            <text:p>10.2659646172</text:p>
          </table:table-cell>
          <table:table-cell table:formula="of:=[.D49]/[.D48]" office:value-type="float" office:value="9.16294052826209" calcext:value-type="float">
            <text:p>9.16294052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8915776" calcext:value-type="float">
            <text:p>308915776</text:p>
          </table:table-cell>
          <table:table-cell office:value-type="float" office:value="7079228" calcext:value-type="float">
            <text:p>7079228</text:p>
          </table:table-cell>
          <table:table-cell office:value-type="float" office:value="5172373" calcext:value-type="float">
            <text:p>5172373</text:p>
          </table:table-cell>
          <table:table-cell table:formula="of:=[.J49]/[.J48]" office:value-type="float" office:value="26" calcext:value-type="float">
            <text:p>26</text:p>
          </table:table-cell>
          <table:table-cell table:formula="of:=[.K49]/[.K48]" office:value-type="float" office:value="11.0672077891623" calcext:value-type="float">
            <text:p>11.0672077892</text:p>
          </table:table-cell>
          <table:table-cell table:style-name="ce9" table:formula="of:=[.L49]/[.L48]" office:value-type="float" office:value="9.75816328840726" calcext:value-type="float">
            <text:p>9.7581632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2494357888" calcext:value-type="float">
            <text:p>2494357888</text:p>
          </table:table-cell>
          <table:table-cell office:value-type="float" office:value="37916082" calcext:value-type="float">
            <text:p>37916082</text:p>
          </table:table-cell>
          <table:table-cell office:value-type="float" office:value="24748834" calcext:value-type="float">
            <text:p>24748834</text:p>
          </table:table-cell>
          <table:table-cell table:formula="of:=[.B50]/[.B49]" office:value-type="float" office:value="22" calcext:value-type="float">
            <text:p>22</text:p>
          </table:table-cell>
          <table:table-cell table:formula="of:=[.C50]/[.C49]" office:value-type="float" office:value="10.2866986459059" calcext:value-type="float">
            <text:p>10.2866986459</text:p>
          </table:table-cell>
          <table:table-cell table:formula="of:=[.D50]/[.D49]" office:value-type="float" office:value="9.1298978214853" calcext:value-type="float">
            <text:p>9.1298978215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8031810176" calcext:value-type="float">
            <text:p>8031810176</text:p>
          </table:table-cell>
          <table:table-cell office:value-type="float" office:value="78662142" calcext:value-type="float">
            <text:p>78662142</text:p>
          </table:table-cell>
          <table:table-cell office:value-type="float" office:value="50079362" calcext:value-type="float">
            <text:p>50079362</text:p>
          </table:table-cell>
          <table:table-cell table:formula="of:=[.J50]/[.J49]" office:value-type="float" office:value="26" calcext:value-type="float">
            <text:p>26</text:p>
          </table:table-cell>
          <table:table-cell table:formula="of:=[.K50]/[.K49]" office:value-type="float" office:value="11.1116836468609" calcext:value-type="float">
            <text:p>11.1116836469</text:p>
          </table:table-cell>
          <table:table-cell table:style-name="ce9" table:formula="of:=[.L50]/[.L49]" office:value-type="float" office:value="9.68208634605432" calcext:value-type="float">
            <text:p>9.682086346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ODOS&gt;ESTADOS: <text:s/>NO HAY PROFUNDIDAD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Pancake 24 profundidad 6</text:p>
          </table:table-cell>
          <table:table-cell table:style-name="ce4"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Pancake 28 profundidad 6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[.B55]/[.B54]" office:value-type="float" office:value="23" calcext:value-type="float">
            <text:p>23</text:p>
          </table:table-cell>
          <table:table-cell table:formula="of:=[.C55]/[.C54]" office:value-type="float" office:value="23" calcext:value-type="float">
            <text:p>23</text:p>
          </table:table-cell>
          <table:table-cell table:formula="of:=[.D55]/[.D54]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55]/[.J54]" office:value-type="float" office:value="27" calcext:value-type="float">
            <text:p>27</text:p>
          </table:table-cell>
          <table:table-cell table:style-name="ce9" table:formula="of:=[.K55]/[.K54]" office:value-type="float" office:value="27" calcext:value-type="float">
            <text:p>27</text:p>
          </table:table-cell>
          <table:table-cell table:style-name="ce9" table:formula="of:=[.L55]/[.L5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[.B56]/[.B55]" office:value-type="float" office:value="23" calcext:value-type="float">
            <text:p>23</text:p>
          </table:table-cell>
          <table:table-cell table:formula="of:=[.C56]/[.C55]" office:value-type="float" office:value="22" calcext:value-type="float">
            <text:p>22</text:p>
          </table:table-cell>
          <table:table-cell table:formula="of:=[.D56]/[.D55]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table:style-name="ce8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table:formula="of:=[.J56]/[.J55]" office:value-type="float" office:value="27" calcext:value-type="float">
            <text:p>27</text:p>
          </table:table-cell>
          <table:table-cell table:style-name="ce9" table:formula="of:=[.K56]/[.K55]" office:value-type="float" office:value="26" calcext:value-type="float">
            <text:p>26</text:p>
          </table:table-cell>
          <table:table-cell table:style-name="ce9" table:formula="of:=[.L56]/[.L5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67" calcext:value-type="float">
            <text:p>12167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1" calcext:value-type="float">
            <text:p>11131</text:p>
          </table:table-cell>
          <table:table-cell table:formula="of:=[.B57]/[.B56]" office:value-type="float" office:value="23" calcext:value-type="float">
            <text:p>23</text:p>
          </table:table-cell>
          <table:table-cell table:formula="of:=[.C57]/[.C56]" office:value-type="float" office:value="22" calcext:value-type="float">
            <text:p>22</text:p>
          </table:table-cell>
          <table:table-cell table:formula="of:=[.D57]/[.D56]" office:value-type="float" office:value="21.998023715415" calcext:value-type="float">
            <text:p>21.99802371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683" calcext:value-type="float">
            <text:p>19683</text:p>
          </table:table-cell>
          <table:table-cell office:value-type="float" office:value="18252" calcext:value-type="float">
            <text:p>18252</text:p>
          </table:table-cell>
          <table:table-cell office:value-type="float" office:value="18251" calcext:value-type="float">
            <text:p>18251</text:p>
          </table:table-cell>
          <table:table-cell table:formula="of:=[.J57]/[.J56]" office:value-type="float" office:value="27" calcext:value-type="float">
            <text:p>27</text:p>
          </table:table-cell>
          <table:table-cell table:style-name="ce9" table:formula="of:=[.K57]/[.K56]" office:value-type="float" office:value="26" calcext:value-type="float">
            <text:p>26</text:p>
          </table:table-cell>
          <table:table-cell table:style-name="ce9" table:formula="of:=[.L57]/[.L56]" office:value-type="float" office:value="25.9985754985755" calcext:value-type="float">
            <text:p>25.9985754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841" calcext:value-type="float">
            <text:p>279841</text:p>
          </table:table-cell>
          <table:table-cell office:value-type="float" office:value="244904" calcext:value-type="float">
            <text:p>244904</text:p>
          </table:table-cell>
          <table:table-cell office:value-type="float" office:value="244860" calcext:value-type="float">
            <text:p>244860</text:p>
          </table:table-cell>
          <table:table-cell table:formula="of:=[.B58]/[.B57]" office:value-type="float" office:value="23" calcext:value-type="float">
            <text:p>23</text:p>
          </table:table-cell>
          <table:table-cell table:formula="of:=[.C58]/[.C57]" office:value-type="float" office:value="22" calcext:value-type="float">
            <text:p>22</text:p>
          </table:table-cell>
          <table:table-cell table:formula="of:=[.D58]/[.D57]" office:value-type="float" office:value="21.9980235378672" calcext:value-type="float">
            <text:p>21.99802353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1441" calcext:value-type="float">
            <text:p>531441</text:p>
          </table:table-cell>
          <table:table-cell office:value-type="float" office:value="474552" calcext:value-type="float">
            <text:p>474552</text:p>
          </table:table-cell>
          <table:table-cell office:value-type="float" office:value="474500" calcext:value-type="float">
            <text:p>474500</text:p>
          </table:table-cell>
          <table:table-cell table:formula="of:=[.J58]/[.J57]" office:value-type="float" office:value="27" calcext:value-type="float">
            <text:p>27</text:p>
          </table:table-cell>
          <table:table-cell table:style-name="ce9" table:formula="of:=[.K58]/[.K57]" office:value-type="float" office:value="26" calcext:value-type="float">
            <text:p>26</text:p>
          </table:table-cell>
          <table:table-cell table:style-name="ce9" table:formula="of:=[.L58]/[.L57]" office:value-type="float" office:value="25.9985754205249" calcext:value-type="float">
            <text:p>25.9985754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6343" calcext:value-type="float">
            <text:p>6436343</text:p>
          </table:table-cell>
          <table:table-cell office:value-type="float" office:value="5387888" calcext:value-type="float">
            <text:p>5387888</text:p>
          </table:table-cell>
          <table:table-cell office:value-type="float" office:value="5386437" calcext:value-type="float">
            <text:p>5386437</text:p>
          </table:table-cell>
          <table:table-cell table:formula="of:=[.B59]/[.B58]" office:value-type="float" office:value="23" calcext:value-type="float">
            <text:p>23</text:p>
          </table:table-cell>
          <table:table-cell table:formula="of:=[.C59]/[.C58]" office:value-type="float" office:value="22" calcext:value-type="float">
            <text:p>22</text:p>
          </table:table-cell>
          <table:table-cell table:formula="of:=[.D59]/[.D58]" office:value-type="float" office:value="21.9980274442539" calcext:value-type="float">
            <text:p>21.99802744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348907" calcext:value-type="float">
            <text:p>14348907</text:p>
          </table:table-cell>
          <table:table-cell office:value-type="float" office:value="12338352" calcext:value-type="float">
            <text:p>12338352</text:p>
          </table:table-cell>
          <table:table-cell office:value-type="float" office:value="12336325" calcext:value-type="float">
            <text:p>12336325</text:p>
          </table:table-cell>
          <table:table-cell table:formula="of:=[.J59]/[.J58]" office:value-type="float" office:value="27" calcext:value-type="float">
            <text:p>27</text:p>
          </table:table-cell>
          <table:table-cell table:style-name="ce9" table:formula="of:=[.K59]/[.K58]" office:value-type="float" office:value="26" calcext:value-type="float">
            <text:p>26</text:p>
          </table:table-cell>
          <table:table-cell table:style-name="ce9" table:formula="of:=[.L59]/[.L58]" office:value-type="float" office:value="25.9985774499473" calcext:value-type="float">
            <text:p>25.9985774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035889" calcext:value-type="float">
            <text:p>148035889</text:p>
          </table:table-cell>
          <table:table-cell office:value-type="float" office:value="118533536" calcext:value-type="float">
            <text:p>118533536</text:p>
          </table:table-cell>
          <table:table-cell office:value-type="float" office:value="118490988" calcext:value-type="float">
            <text:p>118490988</text:p>
          </table:table-cell>
          <table:table-cell table:formula="of:=[.B60]/[.B59]" office:value-type="float" office:value="23" calcext:value-type="float">
            <text:p>23</text:p>
          </table:table-cell>
          <table:table-cell table:formula="of:=[.C60]/[.C59]" office:value-type="float" office:value="22" calcext:value-type="float">
            <text:p>22</text:p>
          </table:table-cell>
          <table:table-cell table:formula="of:=[.D60]/[.D59]" office:value-type="float" office:value="21.9980272673754" calcext:value-type="float">
            <text:p>21.9980272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7420489" calcext:value-type="float">
            <text:p>387420489</text:p>
          </table:table-cell>
          <table:table-cell office:value-type="float" office:value="320797152" calcext:value-type="float">
            <text:p>320797152</text:p>
          </table:table-cell>
          <table:table-cell office:value-type="float" office:value="320726900" calcext:value-type="float">
            <text:p>320726900</text:p>
          </table:table-cell>
          <table:table-cell table:formula="of:=[.J60]/[.J59]" office:value-type="float" office:value="27" calcext:value-type="float">
            <text:p>27</text:p>
          </table:table-cell>
          <table:table-cell table:style-name="ce9" table:formula="of:=[.K60]/[.K59]" office:value-type="float" office:value="26" calcext:value-type="float">
            <text:p>26</text:p>
          </table:table-cell>
          <table:table-cell table:style-name="ce9" table:formula="of:=[.L60]/[.L59]" office:value-type="float" office:value="25.9985773721104" calcext:value-type="float">
            <text:p>25.998577372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20:21:03.823420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15:02.050906873</meta:creation-date>
    <dc:date>2016-10-19T20:27:15.286472861</dc:date>
    <meta:editing-duration>PT1H42M33S</meta:editing-duration>
    <meta:editing-cycles>31</meta:editing-cycles>
    <meta:generator>LibreOffice/5.0.2.2$Linux_X86_64 LibreOffice_project/00m0$Build-2</meta:generator>
    <meta:document-statistic meta:table-count="1" meta:cell-count="554" meta:object-count="0"/>
  </office:meta>
</office:document-meta>
</file>